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80"/>
    </style:style>
    <style:style style:name="P2" style:family="paragraph" style:parent-style-name="Text_20_body">
      <style:text-properties officeooo:rsid="000c888e" officeooo:paragraph-rsid="000c888e"/>
    </style:style>
    <style:style style:name="P3" style:family="paragraph" style:parent-style-name="Text_20_body">
      <style:text-properties officeooo:paragraph-rsid="000c888e"/>
    </style:style>
    <style:style style:name="P4" style:family="paragraph" style:parent-style-name="Text_20_body">
      <style:text-properties officeooo:paragraph-rsid="00051980"/>
    </style:style>
    <style:style style:name="P5" style:family="paragraph" style:parent-style-name="Text_20_body">
      <style:text-properties officeooo:rsid="00051980" officeooo:paragraph-rsid="00051980"/>
    </style:style>
    <style:style style:name="P6" style:family="paragraph" style:parent-style-name="Numbering_20_1">
      <style:text-properties officeooo:rsid="000ad786" officeooo:paragraph-rsid="000ad786"/>
    </style:style>
    <style:style style:name="P7" style:family="paragraph" style:parent-style-name="Numbering_20_1" style:list-style-name="Numbering_20_123">
      <style:text-properties officeooo:rsid="000ad786" officeooo:paragraph-rsid="000ad786"/>
    </style:style>
    <style:style style:name="P8" style:family="paragraph" style:parent-style-name="Heading_20_1">
      <style:text-properties officeooo:rsid="00051980" officeooo:paragraph-rsid="00051980"/>
    </style:style>
    <style:style style:name="P9" style:family="paragraph" style:parent-style-name="Heading_20_1">
      <style:text-properties officeooo:rsid="000c888e" officeooo:paragraph-rsid="000c888e"/>
    </style:style>
    <style:style style:name="P10" style:family="paragraph" style:parent-style-name="List_20_1">
      <style:text-properties officeooo:paragraph-rsid="000a0c73"/>
    </style:style>
    <style:style style:name="P11" style:family="paragraph" style:parent-style-name="List_20_1">
      <style:text-properties officeooo:rsid="0009e0f4" officeooo:paragraph-rsid="000a0c73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fo:font-size="11pt"/>
    </style:style>
    <style:style style:name="T5" style:family="text">
      <style:text-properties officeooo:rsid="0007a7a2"/>
    </style:style>
    <style:style style:name="T6" style:family="text">
      <style:text-properties officeooo:rsid="0009e0f4"/>
    </style:style>
    <style:style style:name="T7" style:family="text">
      <style:text-properties officeooo:rsid="000a0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8" text:outline-level="1">Map for County Boundary</text:h>
      <text:p text:style-name="P1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1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5">Included in the down-county crescent are the following areas: </text:p>
      <text:p text:style-name="P5"/>
      <text:p text:style-name="P2">Bounding box around down county crescent: Run the script community_coordinates.py against the communities file. The bounding box appears in STDOUT.</text:p>
      <text:h text:style-name="P8" text:outline-level="1">Map for Precincts</text:h>
      <text:list xml:id="list3997209586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5">file GeoJSON API.</text:span></text:p>
        </text:list-item>
        <text:list-item>
          <text:p text:style-name="Numbering_20_1">Save the map as <text:span text:style-name="Source_20_Text"><text:span text:style-name="T4">election_precincts.geojson</text:span></text:span><text:span text:style-name="T3">.</text:span></text:p>
        </text:list-item>
        <text:list-item>
          <text:p text:style-name="Numbering_20_1"><text:span text:style-name="T6">Run the scrip</text:span>t precincts_in_crescent.py <text:s/><text:span text:style-name="Source_20_Text">election_precincts.geojson</text:span>. This creates <text:span text:style-name="T7">the following</text:span> file<text:span text:style-name="T7">s</text:span></text:p>
        </text:list-item>
      </text:list>
      <text:list xml:id="list3104257899" text:style-name="List_20_1">
        <text:list-item>
          <text:list>
            <text:list-item>
              <text:p text:style-name="P10"><text:s/>precincts_in_bounding_box.csv, <text:span text:style-name="T7">containing all of the precincts within the down county crescent (more or less).</text:span></text:p>
            </text:list-item>
            <text:list-item>
              <text:p text:style-name="P11">precincts_in_bounding_box.js, containing all of the JavaScript marker instantiation statements for the precincts.</text:p>
            </text:list-item>
          </text:list>
        </text:list-item>
      </text:list>
      <text:list xml:id="list85022884927142" text:continue-list="list3997209586" text:style-name="Numbering_20_123">
        <text:list-item>
          <text:p text:style-name="P6">Open the file down-county-crescent-precincts.js.</text:p>
        </text:list-item>
        <text:list-item>
          <text:p text:style-name="P6">Look for the array declaration var arrayMarkers.</text:p>
        </text:list-item>
        <text:list-item>
          <text:p text:style-name="P7">Insert the file <text:span text:style-name="T6">precincts_in_bounding_box.js </text:span>into that array.</text:p>
        </text:list-item>
        <text:list-item>
          <text:p text:style-name="P7">In the browser, display down-county-crescent-osm-precincts.html.</text:p>
        </text:list-item>
      </text:list>
      <text:h text:style-name="P9" text:outline-level="1">Map for population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19-11-22T08:50:21.636073255</dc:date>
    <meta:editing-duration>PT1H12M30S</meta:editing-duration>
    <meta:editing-cycles>11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9" meta:word-count="139" meta:character-count="1215" meta:non-whitespace-character-count="1102"/>
  </office:meta>
</office:document-meta>
</file>